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2" style:family="graphic" style:parent-style-name="objectwithoutfill">
      <style:graphic-properties draw:stroke="solid" draw:fill="none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solid" draw:marker-start="Arrow" draw:marker-start-width="0.2cm"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stroke="solid" draw:textarea-horizontal-align="center" draw:textarea-vertical-align="middle"/>
    </style:style>
    <style:style style:name="gr8" style:family="graphic" style:parent-style-name="standard">
      <style:graphic-properties draw:stroke="solid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Symbol" style:font-style-name="Regular" style:font-pitch="variable" style:font-charset="x-symbol" fo:font-size="18pt" style:font-size-asian="18pt" style:font-size-complex="18pt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family="Symbol" style:font-style-name="Regular" style:font-pitch="variable" style:font-charset="x-symbol"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98cm" svg:y1="21.94cm" svg:x2="4.098cm" svg:y2="12.94cm">
          <text:p/>
        </draw:line>
        <draw:line draw:style-name="gr1" draw:text-style-name="P1" draw:layer="layout" svg:x1="4.092cm" svg:y1="21.941cm" svg:x2="19.357cm" svg:y2="21.941cm">
          <text:p/>
        </draw:line>
        <draw:path draw:style-name="gr2" draw:text-style-name="P1" draw:layer="layout" svg:width="6.725cm" svg:height="2.914cm" draw:transform="rotate (0.390953752446656) translate (4.101cm 17.066cm)" svg:viewBox="0 0 6726 2915" svg:d="m0 0c2776 0 6726 2915 6726 2915">
          <text:p/>
        </draw:path>
        <draw:path draw:style-name="gr2" draw:text-style-name="P1" draw:layer="layout" svg:width="6.275cm" svg:height="2.491cm" draw:transform="rotate (-0.0221656815003238) translate (11.4812261385053cm 13.5218925783935cm)" svg:viewBox="0 0 6276 2492" svg:d="m0 2492c4411 0 6276-2492 6276-2492">
          <text:p/>
        </draw:path>
        <draw:line draw:style-name="gr3" draw:text-style-name="P1" draw:layer="layout" svg:x1="11.404cm" svg:y1="15.407cm" svg:x2="11.404cm" svg:y2="21.978cm">
          <text:p/>
        </draw:line>
        <draw:frame draw:style-name="gr4" draw:layer="layout" svg:width="0.68cm" svg:height="0.962cm" svg:x="11.445cm" svg:y="21.03cm">
          <draw:text-box>
            <text:p>t</text:p>
          </draw:text-box>
        </draw:frame>
        <draw:frame draw:style-name="gr4" draw:layer="layout" svg:width="1.404cm" svg:height="0.986cm" svg:x="11.543cm" svg:y="16.718cm">
          <draw:text-box>
            <text:p>f(t<text:span text:style-name="T1">-</text:span>)</text:p>
          </draw:text-box>
        </draw:frame>
        <draw:frame draw:style-name="gr4" draw:layer="layout" svg:width="1.497cm" svg:height="0.986cm" svg:x="9.896cm" svg:y="15.464cm">
          <draw:text-box>
            <text:p>f(t<text:span text:style-name="T1">+</text:span>)</text:p>
          </draw:text-box>
        </draw:frame>
        <draw:line draw:style-name="gr5" draw:text-style-name="P1" draw:layer="layout" svg:x1="11.406cm" svg:y1="16.738cm" svg:x2="8.956cm" svg:y2="16.738cm">
          <text:p/>
        </draw:line>
        <draw:line draw:style-name="gr5" draw:text-style-name="P1" draw:layer="layout" svg:x1="11.406cm" svg:y1="17.64cm" svg:x2="8.956cm" svg:y2="17.64cm">
          <text:p/>
        </draw:line>
        <draw:line draw:style-name="gr6" draw:text-style-name="P1" draw:layer="layout" svg:x1="9.858cm" svg:y1="16.738cm" svg:x2="9.858cm" svg:y2="17.639cm">
          <text:p/>
        </draw:line>
        <draw:line draw:style-name="gr5" draw:text-style-name="P1" draw:layer="layout" svg:x1="14.483cm" svg:y1="15.601cm" svg:x2="11.367cm" svg:y2="15.601cm">
          <text:p/>
        </draw:line>
        <draw:line draw:style-name="gr5" draw:text-style-name="P1" draw:layer="layout" svg:x1="14.522cm" svg:y1="16.444cm" svg:x2="11.406cm" svg:y2="16.444cm">
          <text:p/>
        </draw:line>
        <draw:line draw:style-name="gr6" draw:text-style-name="P1" draw:layer="layout" svg:x1="13.111cm" svg:y1="15.602cm" svg:x2="13.111cm" svg:y2="16.503cm">
          <text:p/>
        </draw:line>
        <draw:frame draw:style-name="gr4" draw:text-style-name="P2" draw:layer="layout" svg:width="0.781cm" svg:height="1.081cm" svg:x="10.054cm" svg:y="16.699cm">
          <draw:text-box>
            <text:p><text:span text:style-name="T2">e</text:span></text:p>
          </draw:text-box>
        </draw:frame>
        <draw:frame draw:style-name="gr4" draw:text-style-name="P2" draw:layer="layout" svg:width="0.781cm" svg:height="1.081cm" svg:x="13.289cm" svg:y="15.524cm">
          <draw:text-box>
            <text:p><text:span text:style-name="T2">e</text:span></text:p>
          </draw:text-box>
        </draw:frame>
        <draw:line draw:style-name="gr7" draw:text-style-name="P1" draw:layer="layout" svg:x1="8.995cm" svg:y1="14.934cm" svg:x2="8.995cm" svg:y2="21.931cm">
          <text:p/>
        </draw:line>
        <draw:line draw:style-name="gr7" draw:text-style-name="P1" draw:layer="layout" svg:x1="14.522cm" svg:y1="14.935cm" svg:x2="14.522cm" svg:y2="21.932cm">
          <text:p/>
        </draw:line>
        <draw:line draw:style-name="gr8" draw:text-style-name="P1" draw:layer="layout" svg:x1="9.035cm" svg:y1="22.284cm" svg:x2="14.542cm" svg:y2="22.284cm">
          <text:p/>
        </draw:line>
        <draw:frame draw:style-name="gr4" draw:layer="layout" svg:width="1.027cm" svg:height="1.171cm" svg:x="11.112cm" svg:y="22.342cm">
          <draw:text-box>
            <text:p>V<text:span text:style-name="T3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2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</meta:initial-creator>
    <meta:creation-date>2011-06-11T19:09:15</meta:creation-date>
    <dc:date>2011-06-11T19:31:07</dc:date>
    <dc:creator>stephane </dc:creator>
    <meta:editing-duration>PT5M55S</meta:editing-duration>
    <meta:editing-cycles>1</meta:editing-cycles>
    <meta:document-statistic meta:object-count="20"/>
    <meta:generator>LibreOffice/3.3$Linux LibreOffice_project/330m19$Build-202</meta:generator>
  </office:meta>
</office:document-meta>
</file>